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4.378in"/>
    </style:style>
    <style:style style:name="co18" style:family="table-column">
      <style:table-column-properties fo:break-before="auto" style:column-width="1.372in"/>
    </style:style>
    <style:style style:name="co19" style:family="table-column">
      <style:table-column-properties fo:break-before="auto" style:column-width="5.2173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1811in" fo:break-before="auto" style:use-optimal-row-height="fals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ackground-color="#98fb98"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Han Le</text:p>
          </table:table-cell>
          <table:covered-table-cell table:number-columns-repeated="5" table:style-name="ce18"/>
          <table:table-cell table:style-name="ce5"/>
          <table:table-cell table:style-name="ce5">
            <draw:frame draw:z-index="0" draw:style-name="gr1" draw:text-style-name="P1" svg:width="6.3008in" svg:height="3.1335in" svg:x="2.1539in" svg:y="0.0559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office:value-type="string" calcext:value-type="string" table:number-columns-spanned="6" table:number-rows-spanned="1">
            <text:p>Han Le</text:p>
          </table:table-cell>
          <table:covered-table-cell table:number-columns-repeated="5" table:style-name="ce74"/>
          <table:table-cell table:style-name="ce74" table:content-validation-name="val11" office:value-type="string" calcext:value-type="string">
            <text:p>HL</text:p>
          </table:table-cell>
          <table:table-cell table:style-name="ce131" table:content-validation-name="val13" office:value-type="float" office:value="1001482002" calcext:value-type="float">
            <text:p>1001482002</text:p>
          </table:table-cell>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4" calcext:value-type="float">
            <text:p>24</text:p>
          </table:table-cell>
          <table:table-cell table:style-name="ce19" table:formula="of:=COUNTIF([.G$26:.G$105];&quot;Finished in Sprint 1&quot;)" office:value-type="float" office:value="6" calcext:value-type="float">
            <text:p>6</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19" calcext:value-type="float">
            <text:p>19</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5" calcext:value-type="float">
            <text:p>15</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3" calcext:value-type="float">
            <text:p>13</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1" calcext:value-type="float">
            <text:p>11</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9" calcext:value-type="float">
            <text:p>9</text:p>
          </table:table-cell>
          <table:table-cell table:style-name="ce79" table:formula="of:=COUNTIF([.G$26:.G$105];&quot;Finished in Sprint 4&quot;)" office:value-type="float" office:value="2" calcext:value-type="float">
            <text:p>2</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In Test</text:p>
          </table:table-cell>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In Work</text:p>
          </table:table-cell>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6" calcext:value-type="float">
            <text:p>6</text:p>
          </table:table-cell>
          <table:table-cell table:style-name="ce120" table:content-validation-name="val10" office:value-type="string" calcext:value-type="string">
            <text:p>Finished in Sprint 6</text:p>
          </table:table-cell>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6" calcext:value-type="float">
            <text:p>6</text:p>
          </table:table-cell>
          <table:table-cell table:style-name="ce120" table:content-validation-name="val10" office:value-type="string" calcext:value-type="string">
            <text:p>Finished in Sprint 6</text:p>
          </table:table-cell>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91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7"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91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1" calcext:value-type="float">
            <text:p>11</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1" calcext:value-type="float">
            <text:p>11</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1" calcext:value-type="float">
            <text:p>11</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1" calcext:value-type="float">
            <text:p>11</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10" calcext:value-type="float">
            <text:p>10</text:p>
          </table:table-cell>
          <table:table-cell table:style-name="ce37" table:formula="of:=COUNTIF([.E$17:.E$995]; &quot;Completed Day 4&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6" calcext:value-type="float">
            <text:p>6</text:p>
          </table:table-cell>
          <table:table-cell table:style-name="ce37" table:formula="of:=COUNTIF([.E$17:.E$995]; &quot;Completed Day 5&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Baseline Nim’s Mainwin class</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Create the entrydialog for name, price, and description</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Add the tool product to store</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reate the entrydialog for name, price, description, and species</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reate ComboBoxText for exposure</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Add plant product to store</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Create the entrydialog for name, price, description, and volume</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Create ComboBoxText for material</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Add mulch product to store</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Update the list of produc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Display the list of product to the console</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9"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91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7" calcext:value-type="float">
            <text:p>7</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7" calcext:value-type="float">
            <text:p>7</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7" calcext:value-type="float">
            <text:p>7</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Create the FileChooserDialog to get file</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7">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Write the Store::Store constructor for Store and Product class with an istream to load the file</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5">
          <table:table-cell table:style-name="ce80" table:content-validation-name="val14" office:value-type="float" office:value="3" calcext:value-type="float">
            <text:p>3</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Write the Store::Store constructor for Tool, Plant, and Mulch class with an istream to load the file</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Write the save method for each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Create the FileChooserDialog to save fil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Write the save method for each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Create About Dialog</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91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8" calcext:value-type="float">
            <text:p>8</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8" calcext:value-type="float">
            <text:p>8</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8" calcext:value-type="float">
            <text:p>8</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8" calcext:value-type="float">
            <text:p>8</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8" calcext:value-type="float">
            <text:p>8</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8" calcext:value-type="float">
            <text:p>8</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8" calcext:value-type="float">
            <text:p>8</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the Customer class</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operator&lt;&lt; for Customer</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Store::add_customer, customers, and customer(int)</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the <text:s/>to_string method for customer</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Add customer in insert menu</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Add save and open to Customer</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Create the dialog to insert new customer</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Add customer in view menu</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91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3" calcext:value-type="float">
            <text:p>13</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3" calcext:value-type="float">
            <text:p>13</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3" calcext:value-type="float">
            <text:p>13</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3" calcext:value-type="float">
            <text:p>13</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10" calcext:value-type="float">
            <text:p>10</text:p>
          </table:table-cell>
          <table:table-cell table:style-name="ce37" table:formula="of:=COUNTIF([.E$17:.E$995]; &quot;Completed Day 4&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8" calcext:value-type="float">
            <text:p>8</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6" calcext:value-type="float">
            <text:p>6</text:p>
          </table:table-cell>
          <table:table-cell table:style-name="ce37" table:formula="of:=COUNTIF([.E$17:.E$995]; &quot;Completed Day 6&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5" calcext:value-type="float">
            <text:p>5</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TATUS</text:p>
          </table:table-cell>
          <table:table-cell table:style-name="ce80" table:content-validation-name="val16"/>
          <table:table-cell table:style-name="ce87" table:content-validation-name="val17" office:value-type="string" calcext:value-type="string">
            <text:p>Create status bar to display the status</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STATUS</text:p>
          </table:table-cell>
          <table:table-cell table:style-name="ce80" table:content-validation-name="val16"/>
          <table:table-cell table:style-name="ce87" table:content-validation-name="val17" office:value-type="string" calcext:value-type="string">
            <text:p>Clear the status bar when create new store</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TATUS</text:p>
          </table:table-cell>
          <table:table-cell table:style-name="ce80" table:content-validation-name="val16"/>
          <table:table-cell table:style-name="ce87" table:content-validation-name="val17" office:value-type="string" calcext:value-type="string">
            <text:p>Update the status bar when adding order</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Create the Order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Write the operator &lt;&lt; for order class</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Write Order constructor, Order::add_item, and Order::total</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Write Order:: save, and open</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Write Item class</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Write Item subtotal and constructor</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Write operator &lt;&lt; for Item class</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Write save and open method for Item class</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LISTORD</text:p>
          </table:table-cell>
          <table:table-cell table:style-name="ce80" table:content-validation-name="val16"/>
          <table:table-cell table:style-name="ce87" table:content-validation-name="val17" office:value-type="string" calcext:value-type="string">
            <text:p>Write view_orders_click() </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TOOLBAR</text:p>
          </table:table-cell>
          <table:table-cell table:style-name="ce80" table:content-validation-name="val16"/>
          <table:table-cell table:style-name="ce87" table:content-validation-name="val17" office:value-type="string" calcext:value-type="string">
            <text:p>Create image for button in toolbar</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91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2" calcext:value-type="float">
            <text:p>2</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2" calcext:value-type="float">
            <text:p>2</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1" calcext:value-type="float">
            <text:p>1</text:p>
          </table:table-cell>
          <table:table-cell table:style-name="ce37" table:formula="of:=COUNTIF([.E$17:.E$995]; &quot;Completed Day 4&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ORTCUST</text:p>
          </table:table-cell>
          <table:table-cell table:style-name="ce80" table:content-validation-name="val16"/>
          <table:table-cell table:style-name="ce87" table:content-validation-name="val17" office:value-type="string" calcext:value-type="string">
            <text:p>Using std::sort with lambda to sort the _customers vector</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ITERATORS</text:p>
          </table:table-cell>
          <table:table-cell table:style-name="ce80" table:content-validation-name="val16"/>
          <table:table-cell table:style-name="ce87" table:content-validation-name="val17" office:value-type="string" calcext:value-type="string">
            <text:p>Replace order() and orders(index) function by using iterator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4">00/00/0000</text:date>, <text:time style:data-style-name="N2" text:time-value="23:32:54.854228564">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14T00:28:30.381281814</dc:date>
    <meta:editing-cycles>207</meta:editing-cycles>
    <meta:editing-duration>P5DT20H53M10S</meta:editing-duration>
    <meta:generator>LibreOffice/6.4.5.2$Linux_X86_64 LibreOffice_project/40$Build-2</meta:generator>
    <meta:document-statistic meta:table-count="7" meta:cell-count="1252"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4">
                <text:p>24</text:p>
              </table:table-cell>
            </table:table-row>
            <table:table-row>
              <table:table-cell office:value-type="string">
                <text:p>3</text:p>
              </table:table-cell>
              <table:table-cell office:value-type="float" office:value="2">
                <text:p>2</text:p>
              </table:table-cell>
              <table:table-cell office:value-type="float" office:value="19">
                <text:p>19</text:p>
              </table:table-cell>
            </table:table-row>
            <table:table-row>
              <table:table-cell office:value-type="string">
                <text:p>4</text:p>
              </table:table-cell>
              <table:table-cell office:value-type="float" office:value="3">
                <text:p>3</text:p>
              </table:table-cell>
              <table:table-cell office:value-type="float" office:value="15">
                <text:p>15</text:p>
              </table:table-cell>
            </table:table-row>
            <table:table-row>
              <table:table-cell office:value-type="string">
                <text:p>5</text:p>
              </table:table-cell>
              <table:table-cell office:value-type="float" office:value="4">
                <text:p>4</text:p>
              </table:table-cell>
              <table:table-cell office:value-type="float" office:value="13">
                <text:p>13</text:p>
              </table:table-cell>
            </table:table-row>
            <table:table-row>
              <table:table-cell office:value-type="string">
                <text:p>6</text:p>
              </table:table-cell>
              <table:table-cell office:value-type="float" office:value="5">
                <text:p>5</text:p>
              </table:table-cell>
              <table:table-cell office:value-type="float" office:value="11">
                <text:p>11</text:p>
              </table:table-cell>
            </table:table-row>
            <table:table-row>
              <table:table-cell office:value-type="string">
                <text:p>7</text:p>
              </table:table-cell>
              <table:table-cell office:value-type="float" office:value="6">
                <text:p>6</text:p>
              </table:table-cell>
              <table:table-cell office:value-type="float" office:value="9">
                <text:p>9</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2 Backlog'.B7:'Sprint 02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3 Backlog'.B7:'Sprint 03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8">
                <text:p>8</text:p>
                <draw:g>
                  <svg:desc>'Sprint 04 Backlog'.B7:'Sprint 04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8">
                <text:p>8</text:p>
              </table:table-cell>
            </table:table-row>
            <table:table-row>
              <table:table-cell office:value-type="string">
                <text:p>7</text:p>
              </table:table-cell>
              <table:table-cell office:value-type="float" office:value="8">
                <text:p>8</text:p>
              </table:table-cell>
            </table:table-row>
            <table:table-row>
              <table:table-cell office:value-type="string">
                <text:p>8</text:p>
              </table:table-cell>
              <table:table-cell office:value-type="float" office:value="8">
                <text:p>8</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3">
                <text:p>13</text:p>
                <draw:g>
                  <svg:desc>'Sprint 05 Backlog'.B7:'Sprint 05 Backlog'.B14</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3">
                <text:p>13</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8">
                <text:p>8</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5">
                <text:p>5</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
                <text:p>2</text:p>
                <draw:g>
                  <svg:desc>'Sprint 06 Backlog'.B7:'Sprint 06 Backlog'.B14</svg:desc>
                </draw:g>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